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0945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6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tring/convert-ip-address-32-bit-into-string-format">Convert IP address(32-bit) into string format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tring/count-the-total-number-of-contiguous-substrings----adobe">Count the total number of contiguous substrings -- Adobe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tring/determine-a-string-is-a-rotation-of-another">Determine a string is a rotation of another</text:a> </text:p>
          </table:table-cell>
          <table:table-cell table:style-name="ce7"/>
          <table:table-cell/>
        </table:table-row>
        <table:table-row table:style-name="ro2">
          <table:table-cell table:style-name="ce4" office:value-type="string">
            <text:p><text:a xlink:href="https://sites.google.com/site/spaceofjameschen/home/string/determine-whether-a-string-has-unique-characters">Determine whether a string has unique character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determine-whether-two-strings-are-anagrams">Determine whether two strings are anagram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find-max-common-string-at-the-beginning">Find max common string at the beginning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find-the-first-non-repeating-character-in-a-given-string----microsoft">Find the first non repeating character in a given string -- Microsof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find-the-largest-number-obtained-by-rearranging-the-digits-in-o-n-time">Find the largest number obtained by rearranging the digits in O(n) time 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find-longest-common-substr">Find the longest common substr</text:a> </text:p>
          </table:table-cell>
          <table:table-cell table:number-columns-repeated="2"/>
        </table:table-row>
        <table:table-row table:style-name="ro4">
          <table:table-cell table:style-name="ce4" office:value-type="string">
            <text:p><text:a xlink:href="https://sites.google.com/site/spaceofjameschen/home/string/find-the-longest-running-sequence-of-a-character-among-all-possible-permutations-of-the-strings-in-the-array">Find the longest running sequence of a character among all possible permutations of the strings in the array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generate-strings-with-a-specified-pattern----google">Generate strings with a specified pattern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move-the-spaces-to-the-starting-of-the-string-in-single-iteration---microsoft">Move the spaces to the starting of the string in single iteration -- Microsof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print-the-index-of-a-word-with-letters-in-ascending-order----microsoft">Print the index of a word with letters in ascending order -- Microsof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remove-blanks-in-the-head-and-tail-of-a-string">Remove blanks in the head and tail of a string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remove-duplicate-characters-in-a-string">Remove duplicate characters in a string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delete-characters-from-a-string">Remove specified characters from a string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replace-spaces-in-sentences-with-20">Replace spaces in sentences with "%20"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replacestringinspecifiedpatterns">Replace string in specified pattern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reverse-sentence-but-not-reverse-words">Reverse a sentence but do not reverse word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reverse-string">Reverse a string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tring/write-your-strcat">Write your strcat</text:a> </text:p>
          </table:table-cell>
          <table:table-cell table:number-columns-repeated="2"/>
        </table:table-row>
        <table:table-row table:style-name="ro2" table:number-rows-repeated="17">
          <table:table-cell table:style-name="ce4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6:59:54</dc:date>
    <dc:creator>tejas </dc:creator>
    <meta:editing-duration>PT11M19S</meta:editing-duration>
    <meta:editing-cycles>12</meta:editing-cycles>
    <meta:generator>LibreOffice/3.5$Linux_x86 LibreOffice_project/350m1$Build-202</meta:generator>
    <meta:document-statistic meta:table-count="3" meta:cell-count="24" meta:object-count="0"/>
  </office:meta>
</office:document-meta>
</file>